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056a1" officeooo:paragraph-rsid="001056a1"/>
    </style:style>
    <style:style style:name="P2" style:family="paragraph" style:parent-style-name="Text_20_body">
      <style:paragraph-properties fo:break-before="page"/>
      <style:text-properties officeooo:rsid="001056a1" officeooo:paragraph-rsid="001056a1"/>
    </style:style>
    <style:style style:name="P3" style:family="paragraph" style:parent-style-name="Text_20_body">
      <style:text-properties officeooo:paragraph-rsid="0011925c"/>
    </style:style>
    <style:style style:name="P4" style:family="paragraph" style:parent-style-name="Text_20_body">
      <style:text-properties officeooo:rsid="0011925c" officeooo:paragraph-rsid="0011925c"/>
    </style:style>
    <style:style style:name="P5" style:family="paragraph" style:parent-style-name="Text_20_body">
      <style:text-properties officeooo:rsid="0011925c" officeooo:paragraph-rsid="0016f1be"/>
    </style:style>
    <style:style style:name="P6" style:family="paragraph" style:parent-style-name="Text_20_body">
      <style:text-properties officeooo:rsid="00122bc9" officeooo:paragraph-rsid="00122bc9"/>
    </style:style>
    <style:style style:name="P7" style:family="paragraph" style:parent-style-name="Text_20_body">
      <style:text-properties officeooo:rsid="0013edb3" officeooo:paragraph-rsid="0013edb3"/>
    </style:style>
    <style:style style:name="P8" style:family="paragraph" style:parent-style-name="Text_20_body">
      <style:text-properties officeooo:rsid="0015e9b7" officeooo:paragraph-rsid="0015e9b7"/>
    </style:style>
    <style:style style:name="P9" style:family="paragraph" style:parent-style-name="Text_20_body">
      <style:text-properties officeooo:rsid="0015e9b7" officeooo:paragraph-rsid="0016f1be"/>
    </style:style>
    <style:style style:name="P10" style:family="paragraph" style:parent-style-name="Text_20_body">
      <style:text-properties officeooo:rsid="00163a02" officeooo:paragraph-rsid="00163a02"/>
    </style:style>
    <style:style style:name="P11" style:family="paragraph" style:parent-style-name="Text_20_body">
      <style:text-properties officeooo:rsid="00163a02" officeooo:paragraph-rsid="0016f1be"/>
    </style:style>
    <style:style style:name="P12" style:family="paragraph" style:parent-style-name="Text_20_body">
      <style:text-properties officeooo:rsid="0016f1be" officeooo:paragraph-rsid="0016f1be"/>
    </style:style>
    <style:style style:name="P13" style:family="paragraph" style:parent-style-name="Text_20_body">
      <style:text-properties officeooo:paragraph-rsid="0016f1b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Heading_20_1">
      <style:paragraph-properties fo:text-align="center" style:justify-single-word="false"/>
      <style:text-properties style:text-underline-style="solid" style:text-underline-width="auto" style:text-underline-color="font-color"/>
    </style:style>
    <style:style style:name="P19" style:family="paragraph" style:parent-style-name="Heading_20_1">
      <style:text-properties officeooo:paragraph-rsid="00247131"/>
    </style:style>
    <style:style style:name="P20" style:family="paragraph" style:parent-style-name="Heading_20_2">
      <style:text-properties officeooo:paragraph-rsid="001b96db"/>
    </style:style>
    <style:style style:name="P21" style:family="paragraph" style:parent-style-name="Heading_20_3">
      <style:text-properties officeooo:rsid="0011925c" officeooo:paragraph-rsid="0011925c"/>
    </style:style>
    <style:style style:name="P22" style:family="paragraph" style:parent-style-name="Heading_20_3">
      <style:text-properties officeooo:rsid="0016f1be" officeooo:paragraph-rsid="0016f1be"/>
    </style:style>
    <style:style style:name="P23" style:family="paragraph" style:parent-style-name="Text_20_body" style:list-style-name="L1">
      <style:text-properties officeooo:rsid="001056a1" officeooo:paragraph-rsid="001056a1"/>
    </style:style>
    <style:style style:name="P24" style:family="paragraph" style:parent-style-name="Text_20_body">
      <style:text-properties officeooo:rsid="001056a1" officeooo:paragraph-rsid="001056a1"/>
    </style:style>
    <style:style style:name="P25" style:family="paragraph" style:parent-style-name="Text_20_body" style:list-style-name="L2">
      <style:text-properties officeooo:paragraph-rsid="0011925c"/>
    </style:style>
    <style:style style:name="P26" style:family="paragraph" style:parent-style-name="Text_20_body" style:list-style-name="L2">
      <style:text-properties officeooo:paragraph-rsid="0016f1be"/>
    </style:style>
    <style:style style:name="P27" style:family="paragraph" style:parent-style-name="Text_20_body" style:list-style-name="L2">
      <style:text-properties officeooo:rsid="0011925c" officeooo:paragraph-rsid="0011925c"/>
    </style:style>
    <style:style style:name="P28" style:family="paragraph" style:parent-style-name="Text_20_body" style:list-style-name="L2">
      <style:text-properties officeooo:rsid="0011925c" officeooo:paragraph-rsid="0016f1be"/>
    </style:style>
    <style:style style:name="P29" style:family="paragraph" style:parent-style-name="Text_20_body">
      <style:text-properties officeooo:paragraph-rsid="001b96db"/>
    </style:style>
    <style:style style:name="P30" style:family="paragraph" style:parent-style-name="Text_20_body" style:list-style-name="L4"/>
    <style:style style:name="P31" style:family="paragraph" style:parent-style-name="Text_20_body" style:list-style-name="L4">
      <style:paragraph-properties fo:margin-top="0cm" fo:margin-bottom="0cm" style:contextual-spacing="false"/>
    </style:style>
    <style:style style:name="P32" style:family="paragraph" style:parent-style-name="Text_20_body" style:list-style-name="L5"/>
    <style:style style:name="P33" style:family="paragraph" style:parent-style-name="Text_20_body" style:list-style-name="L5">
      <style:paragraph-properties fo:margin-top="0cm" fo:margin-bottom="0cm" style:contextual-spacing="false"/>
    </style:style>
    <style:style style:name="P34" style:family="paragraph" style:parent-style-name="Text_20_body" style:list-style-name="L6"/>
    <style:style style:name="P35" style:family="paragraph" style:parent-style-name="Text_20_body" style:list-style-name="L6">
      <style:paragraph-properties fo:margin-top="0cm" fo:margin-bottom="0cm" style:contextual-spacing="false"/>
    </style:style>
    <style:style style:name="P36" style:family="paragraph" style:parent-style-name="Text_20_body" style:list-style-name="L7"/>
    <style:style style:name="P37" style:family="paragraph" style:parent-style-name="Text_20_body" style:list-style-name="L7">
      <style:paragraph-properties fo:margin-top="0cm" fo:margin-bottom="0cm" style:contextual-spacing="false"/>
    </style:style>
    <style:style style:name="P38" style:family="paragraph" style:parent-style-name="Text_20_body" style:list-style-name="L8"/>
    <style:style style:name="P39" style:family="paragraph" style:parent-style-name="Text_20_body" style:list-style-name="L8">
      <style:paragraph-properties fo:margin-top="0cm" fo:margin-bottom="0cm" style:contextual-spacing="false"/>
    </style:style>
    <style:style style:name="P40" style:family="paragraph" style:parent-style-name="Text_20_body" style:list-style-name="L9"/>
    <style:style style:name="P41" style:family="paragraph" style:parent-style-name="Text_20_body" style:list-style-name="L9">
      <style:paragraph-properties fo:margin-top="0cm" fo:margin-bottom="0cm" style:contextual-spacing="false"/>
    </style:style>
    <style:style style:name="P42" style:family="paragraph" style:parent-style-name="Text_20_body" style:list-style-name="L10"/>
    <style:style style:name="P43" style:family="paragraph" style:parent-style-name="Text_20_body" style:list-style-name="L10">
      <style:paragraph-properties fo:margin-top="0cm" fo:margin-bottom="0cm" style:contextual-spacing="false"/>
    </style:style>
    <style:style style:name="P44" style:family="paragraph" style:parent-style-name="Text_20_body" style:list-style-name="L11"/>
    <style:style style:name="P45" style:family="paragraph" style:parent-style-name="Text_20_body" style:list-style-name="L11">
      <style:paragraph-properties fo:margin-top="0cm" fo:margin-bottom="0cm" style:contextual-spacing="false"/>
    </style:style>
    <style:style style:name="P46" style:family="paragraph" style:parent-style-name="Text_20_body">
      <style:text-properties style:text-underline-style="solid" style:text-underline-width="auto" style:text-underline-color="font-color"/>
    </style:style>
    <style:style style:name="P47" style:family="paragraph" style:parent-style-name="Text_20_body">
      <style:text-properties officeooo:paragraph-rsid="00247131"/>
    </style:style>
    <style:style style:name="T1" style:family="text">
      <style:text-properties officeooo:rsid="00122bc9"/>
    </style:style>
    <style:style style:name="T2" style:family="text">
      <style:text-properties officeooo:rsid="0016f1be"/>
    </style:style>
    <style:style style:name="T3" style:family="text">
      <style:text-properties officeooo:rsid="001841f1"/>
    </style:style>
    <style:style style:name="T4" style:family="text">
      <style:text-properties officeooo:rsid="001d4011"/>
    </style:style>
    <style:style style:name="T5" style:family="text">
      <style:text-properties officeooo:rsid="00204805"/>
    </style:style>
    <style:style style:name="T6" style:family="text">
      <style:text-properties officeooo:rsid="0024713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bookmark-start text:name="__RefHeading___Toc377_3276474368"/>Actividad 15<text:bookmark-end text:name="__RefHeading___Toc377_32764743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jera Santana</text:p>
      <text:p text:style-name="P1">Adoney</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4"><text:a xlink:type="simple" xlink:href="#__RefHeading___Toc377_3276474368" text:style-name="Index_20_Link" text:visited-style-name="Index_20_Link">Actividad 15<text:tab/>1</text:a></text:p>
          <text:p text:style-name="P14"><text:a xlink:type="simple" xlink:href="#__RefHeading___Toc379_3276474368" text:style-name="Index_20_Link" text:visited-style-name="Index_20_Link">1. Investigación individual o en equipo:<text:tab/>3</text:a></text:p>
          <text:p text:style-name="P16"><text:a xlink:type="simple" xlink:href="#__RefHeading___Toc381_3276474368" text:style-name="Index_20_Link" text:visited-style-name="Index_20_Link">Scrum:<text:tab/>3</text:a></text:p>
          <text:p text:style-name="P16"><text:a xlink:type="simple" xlink:href="#__RefHeading___Toc383_3276474368" text:style-name="Index_20_Link" text:visited-style-name="Index_20_Link">Kanban:<text:tab/>4</text:a></text:p>
          <text:p text:style-name="P14"><text:a xlink:type="simple" xlink:href="#__RefHeading___Toc385_3276474368" text:style-name="Index_20_Link" text:visited-style-name="Index_20_Link">2. Elaboración del informe:<text:tab/>5</text:a></text:p>
          <text:p text:style-name="P15"><text:a xlink:type="simple" xlink:href="#__RefHeading___Toc387_3276474368" text:style-name="Index_20_Link" text:visited-style-name="Index_20_Link">Informe Resumido sobre SCRUM y KANBAN<text:tab/>5</text:a></text:p>
          <text:p text:style-name="P16"><text:a xlink:type="simple" xlink:href="#__RefHeading___Toc389_3276474368" text:style-name="Index_20_Link" text:visited-style-name="Index_20_Link">Introducción<text:tab/>5</text:a></text:p>
          <text:p text:style-name="P16"><text:a xlink:type="simple" xlink:href="#__RefHeading___Toc391_3276474368" text:style-name="Index_20_Link" text:visited-style-name="Index_20_Link">1. Metodología SCRUM<text:tab/>5</text:a></text:p>
          <text:p text:style-name="P17"><text:a xlink:type="simple" xlink:href="#__RefHeading___Toc393_3276474368" text:style-name="Index_20_Link" text:visited-style-name="Index_20_Link">Elementos Clave:<text:tab/>5</text:a></text:p>
          <text:p text:style-name="P17"><text:a xlink:type="simple" xlink:href="#__RefHeading___Toc395_3276474368" text:style-name="Index_20_Link" text:visited-style-name="Index_20_Link">Ejemplo Ficticio: Plataforma de Cursos Online<text:tab/>5</text:a></text:p>
          <text:p text:style-name="P16"><text:a xlink:type="simple" xlink:href="#__RefHeading___Toc397_3276474368" text:style-name="Index_20_Link" text:visited-style-name="Index_20_Link">2. Metodología KANBAN<text:tab/>5</text:a></text:p>
          <text:p text:style-name="P17"><text:a xlink:type="simple" xlink:href="#__RefHeading___Toc399_3276474368" text:style-name="Index_20_Link" text:visited-style-name="Index_20_Link">Elementos Clave:<text:tab/>5</text:a></text:p>
          <text:p text:style-name="P17"><text:a xlink:type="simple" xlink:href="#__RefHeading___Toc401_3276474368" text:style-name="Index_20_Link" text:visited-style-name="Index_20_Link">Ejemplo Ficticio: Mantenimiento de un Sistema de Software<text:tab/>6</text:a></text:p>
          <text:p text:style-name="P14"><text:a xlink:type="simple" xlink:href="#__RefHeading___Toc403_3276474368" text:style-name="Index_20_Link" text:visited-style-name="Index_20_Link">3. Comparativa:<text:tab/>6</text:a></text:p>
          <text:p text:style-name="P16"><text:a xlink:type="simple" xlink:href="#__RefHeading___Toc405_3276474368" text:style-name="Index_20_Link" text:visited-style-name="Index_20_Link">Similitudes:<text:tab/>6</text:a></text:p>
          <text:p text:style-name="P16"><text:a xlink:type="simple" xlink:href="#__RefHeading___Toc407_3276474368" text:style-name="Index_20_Link" text:visited-style-name="Index_20_Link">Diferencias:<text:tab/>6</text:a></text:p>
          <text:p text:style-name="P16"><text:a xlink:type="simple" xlink:href="#__RefHeading___Toc409_3276474368" text:style-name="Index_20_Link" text:visited-style-name="Index_20_Link">Metodología para Proyectos Ágiles:<text:tab/>6</text:a></text:p>
          <text:p text:style-name="P16"><text:a xlink:type="simple" xlink:href="#__RefHeading___Toc411_3276474368" text:style-name="Index_20_Link" text:visited-style-name="Index_20_Link">Metodología para Proyectos Estructurados:<text:tab/>6</text:a></text:p>
          <text:p text:style-name="P16"><text:a xlink:type="simple" xlink:href="#__RefHeading___Toc413_3276474368" text:style-name="Index_20_Link" text:visited-style-name="Index_20_Link">Conclusión:<text:tab/>7</text:a></text:p>
        </text:index-body>
      </text:table-of-content>
      <text:p text:style-name="P1"/>
      <text:p text:style-name="P2"/>
      <text:h text:style-name="Heading_20_1" text:outline-level="1"><text:bookmark-start text:name="__RefHeading___Toc379_3276474368"/><text:span text:style-name="T4">1. </text:span>Investigación individual o en equipo: <text:bookmark-end text:name="__RefHeading___Toc379_3276474368"/></text:h>
      <text:p text:style-name="P1">Metodologías elegidas: </text:p>
      <text:list text:style-name="L1">
        <text:list-item>
          <text:p text:style-name="P23">Scrum</text:p>
        </text:list-item>
        <text:list-item>
          <text:p text:style-name="P23">Kanban</text:p>
        </text:list-item>
      </text:list>
      <text:p text:style-name="P1"/>
      <text:h text:style-name="P21" text:outline-level="3" text:is-list-header="true"><text:bookmark-start text:name="__RefHeading___Toc381_3276474368"/>Scrum:<text:bookmark-end text:name="__RefHeading___Toc381_3276474368"/></text:h>
      <text:list text:style-name="L2">
        <text:list-item>
          <text:p text:style-name="P27">¿Cuál es el origen de esta metodología? </text:p>
        </text:list-item>
      </text:list>
      <text:p text:style-name="P4">La metodología Scrum surgió a partir de la necesidad de mejorar la forma en que se desarrollan productos complejos, especialmente software, en entornos inciertos y cambiantes. Fue formalizada por <text:span text:style-name="Strong_20_Emphasis">Ken Schwaber</text:span> y <text:span text:style-name="Strong_20_Emphasis">Jeff Sutherland</text:span> en la década de los 90. </text:p>
      <text:p text:style-name="P4"/>
      <text:list text:continue-numbering="true" text:style-name="L2">
        <text:list-item>
          <text:p text:style-name="P27">¿Cuáles son sus características principales? </text:p>
        </text:list-item>
      </text:list>
      <text:p text:style-name="P4">-<text:span text:style-name="T1">Iteracciones cortas que suelen durar 1-4 semanas.</text:span></text:p>
      <text:p text:style-name="P4">-<text:span text:style-name="T1">Equipos autogestionados.</text:span></text:p>
      <text:p text:style-name="P6">-Roles definidos.</text:p>
      <text:p text:style-name="P6">-Reuniones clave.</text:p>
      <text:p text:style-name="P4"/>
      <text:list text:continue-numbering="true" text:style-name="L2">
        <text:list-item>
          <text:p text:style-name="P27">¿En qué situaciones o tipos de proyectos es más recomendable usarla? </text:p>
        </text:list-item>
      </text:list>
      <text:p text:style-name="P7">Se recomienda utilizarlo en proyectos complejos y cambiantes, donde los requisitos no están claramente definidos desde el principio.</text:p>
      <text:p text:style-name="P4"/>
      <text:list text:continue-numbering="true" text:style-name="L2">
        <text:list-item>
          <text:p text:style-name="P27">¿Cuáles son las ventajas y desventajas de esta metodología? </text:p>
        </text:list-item>
      </text:list>
      <text:p text:style-name="P8">Sus ventajas son:</text:p>
      <text:p text:style-name="P8">-Flexibilidad.</text:p>
      <text:p text:style-name="P8">-Feedback constante.</text:p>
      <text:p text:style-name="P8">-Entrega temprana y continua.</text:p>
      <text:p text:style-name="P8">-Mejora continua.</text:p>
      <text:p text:style-name="P8"/>
      <text:p text:style-name="P10">Desventajas:</text:p>
      <text:p text:style-name="P10">-Falta de estructura para proyectos grandes.</text:p>
      <text:p text:style-name="P10">-Requiere un equipo bien formado.</text:p>
      <text:p text:style-name="P10"><text:soft-page-break/>Dificultad en predicción de tiempos y costos.</text:p>
      <text:p text:style-name="P3"/>
      <text:list xml:id="list222751973274593" text:continue-numbering="true" text:style-name="L2">
        <text:list-item>
          <text:p text:style-name="P25">¿Cómo se lleva a cabo el proceso de desarrollo en esta metodología (fases o pasos)? </text:p>
        </text:list-item>
      </text:list>
      <text:p text:style-name="Text_20_body">El proceso de desarrollo en Scrum se organiza en ciclos repetitivos donde el equipo selecciona tareas del backlog, trabaja en un sprint con reuniones diarias, presenta el avance en una revisión, analiza mejoras en una retrospectiva, y entrega un incremento funcional del producto. </text:p>
      <text:p text:style-name="Text_20_body"/>
      <text:h text:style-name="P22" text:outline-level="3"><text:bookmark-start text:name="__RefHeading___Toc383_3276474368"/>Kanban:<text:bookmark-end text:name="__RefHeading___Toc383_3276474368"/></text:h>
      <text:list text:continue-numbering="true" text:style-name="L2">
        <text:list-item>
          <text:p text:style-name="P28">¿Cuál es el origen de esta metodología? <text:s/></text:p>
        </text:list-item>
      </text:list>
      <text:p text:style-name="P5">Kanban tiene su origen en el sistema de producción de <text:span text:style-name="Strong_20_Emphasis">Toyota</text:span> durante los años 1940. Fue desarrollado por <text:span text:style-name="Strong_20_Emphasis">Taiichi Ohno</text:span> como una técnica para mejorar la eficiencia en la producción. </text:p>
      <text:p text:style-name="P5"/>
      <text:list text:continue-numbering="true" text:style-name="L2">
        <text:list-item>
          <text:p text:style-name="P28">¿Cuáles son sus características principales? </text:p>
        </text:list-item>
      </text:list>
      <text:p text:style-name="P5">-<text:span text:style-name="T2">Visualización del flujo de trabajo.</text:span></text:p>
      <text:p text:style-name="P5">-<text:span text:style-name="T2">Límite de trabajo en progreso.</text:span></text:p>
      <text:p text:style-name="P5">-<text:span text:style-name="T2">Flujo continuo.</text:span></text:p>
      <text:p text:style-name="P5"/>
      <text:list text:continue-numbering="true" text:style-name="L2">
        <text:list-item>
          <text:p text:style-name="P28">¿En qué situaciones o tipos de proyectos es más recomendable usarla? </text:p>
        </text:list-item>
      </text:list>
      <text:p text:style-name="P12">En proyectos con flujos continuos y en equipos donde buscan optimizar los procesos existentes.</text:p>
      <text:p text:style-name="P5"/>
      <text:list text:continue-numbering="true" text:style-name="L2">
        <text:list-item>
          <text:p text:style-name="P28">¿Cuáles son las ventajas y desventajas de esta metodología? </text:p>
        </text:list-item>
      </text:list>
      <text:p text:style-name="P9">Sus ventajas son:</text:p>
      <text:p text:style-name="P9">-<text:span text:style-name="T3">Flexibilidad total.</text:span></text:p>
      <text:p text:style-name="P9">-<text:span text:style-name="T3">Fácil visualización.</text:span></text:p>
      <text:p text:style-name="P9">-<text:span text:style-name="T3">Eficiencia en la gestión del trabajo.</text:span></text:p>
      <text:p text:style-name="P9"/>
      <text:p text:style-name="P11">Desventajas:</text:p>
      <text:p text:style-name="P13">-<text:span text:style-name="T3">Falta de estructura temporal.</text:span></text:p>
      <text:p text:style-name="P13">-<text:span text:style-name="T3">Dependencia de la autodisciplina.</text:span></text:p>
      <text:p text:style-name="P13">-<text:span text:style-name="T3">No es ideal para proyectos grandes.</text:span></text:p>
      <text:p text:style-name="P13"/>
      <text:list text:continue-numbering="true" text:style-name="L2">
        <text:list-item>
          <text:p text:style-name="P26">¿Cómo se lleva a cabo el proceso de desarrollo en esta metodología (fases o pasos)? </text:p>
        </text:list-item>
      </text:list>
      <text:p text:style-name="P13"><text:soft-page-break/>En Kanban, el proceso se basa en visualizar el flujo de trabajo, limitar las tareas en progreso, moverlas por las etapas hasta completarlas, y mejorar continuamente el proceso a medida que se identifican cuellos de botella. </text:p>
      <text:p text:style-name="Text_20_body"/>
      <text:h text:style-name="Heading_20_1" text:outline-level="1"><text:bookmark-start text:name="__RefHeading___Toc385_3276474368"/><text:span text:style-name="T4">2. </text:span>Elaboración del informe: <text:bookmark-end text:name="__RefHeading___Toc385_3276474368"/></text:h>
      <text:p text:style-name="Text_20_body"/>
      <text:h text:style-name="Heading_20_2" text:outline-level="2"><text:bookmark-start text:name="__RefHeading___Toc387_3276474368"/>Informe Resumido sobre SCRUM y KANBAN<text:bookmark-end text:name="__RefHeading___Toc387_3276474368"/></text:h>
      <text:h text:style-name="Heading_20_3" text:outline-level="3"><text:bookmark-start text:name="__RefHeading___Toc389_3276474368"/>Introducción<text:bookmark-end text:name="__RefHeading___Toc389_3276474368"/></text:h>
      <text:p text:style-name="Text_20_body">SCRUM y KANBAN son metodologías ágiles que mejoran la eficiencia en el desarrollo de software. Aunque comparten principios ágiles, se aplican de manera diferente según las necesidades del equipo y el proyecto.</text:p>
      <text:p text:style-name="Horizontal_20_Line"/>
      <text:h text:style-name="Heading_20_3" text:outline-level="3"><text:bookmark-start text:name="__RefHeading___Toc391_3276474368"/>1. Metodología SCRUM<text:bookmark-end text:name="__RefHeading___Toc391_3276474368"/></text:h>
      <text:p text:style-name="Text_20_body">SCRUM organiza el trabajo en ciclos llamados <text:span text:style-name="Emphasis">sprints</text:span> (2-4 semanas), entregando incrementos funcionales. Se enfoca en roles definidos, planificación estructurada y retroalimentación continua.</text:p>
      <text:h text:style-name="Heading_20_4" text:outline-level="4"><text:bookmark-start text:name="__RefHeading___Toc393_3276474368"/>Elementos Clave:<text:bookmark-end text:name="__RefHeading___Toc393_3276474368"/></text:h>
      <text:list text:style-name="L8">
        <text:list-item>
          <text:p text:style-name="P39"><text:span text:style-name="Strong_20_Emphasis">Roles:</text:span> Product Owner (define prioridades), Scrum Master (facilita el proceso) y el equipo de desarrollo.</text:p>
        </text:list-item>
        <text:list-item>
          <text:p text:style-name="P39"><text:span text:style-name="Strong_20_Emphasis">Artefactos:</text:span> Product Backlog (lista de tareas), Sprint Backlog (tareas del sprint), e Incremento (entregable funcional).</text:p>
        </text:list-item>
        <text:list-item>
          <text:p text:style-name="P38"><text:span text:style-name="Strong_20_Emphasis">Eventos:</text:span> Sprint Planning (planificación), Daily Scrum (reuniones diarias), Sprint Review (revisión de trabajo) y Retrospectiva (mejoras).</text:p>
        </text:list-item>
      </text:list>
      <text:h text:style-name="Heading_20_4" text:outline-level="4" text:is-list-header="true"><text:bookmark-start text:name="__RefHeading___Toc395_3276474368"/>Ejemplo Ficticio: Plataforma de Cursos Online<text:bookmark-end text:name="__RefHeading___Toc395_3276474368"/></text:h>
      <text:p text:style-name="Text_20_body">Un equipo de desarrollo elige SCRUM para crear una plataforma de cursos online. En el primer sprint, desarrollan el registro de usuarios y presentan el progreso al cliente. Al final del sprint, ajustan los requisitos basados en feedback y mejoran su coordinación en la retrospectiva.</text:p>
      <text:p text:style-name="Horizontal_20_Line"/>
      <text:h text:style-name="Heading_20_3" text:outline-level="3"><text:bookmark-start text:name="__RefHeading___Toc397_3276474368"/>2. Metodología KANBAN<text:bookmark-end text:name="__RefHeading___Toc397_3276474368"/></text:h>
      <text:p text:style-name="Text_20_body">KANBAN gestiona el flujo continuo de trabajo visualizando tareas en un tablero y limitando el trabajo en curso (WIP), lo que evita sobrecargas y mejora el flujo.</text:p>
      <text:h text:style-name="Heading_20_4" text:outline-level="4"><text:bookmark-start text:name="__RefHeading___Toc399_3276474368"/>Elementos Clave:<text:bookmark-end text:name="__RefHeading___Toc399_3276474368"/></text:h>
      <text:list text:style-name="L9">
        <text:list-item>
          <text:p text:style-name="P41"><text:span text:style-name="Strong_20_Emphasis">Tablero KANBAN:</text:span> Muestra tareas en columnas (Por hacer, En progreso, Terminado).</text:p>
        </text:list-item>
        <text:list-item>
          <text:p text:style-name="P41"><text:span text:style-name="Strong_20_Emphasis">Límite de WIP:</text:span> Limita la cantidad de tareas simultáneas.</text:p>
        </text:list-item>
        <text:list-item>
          <text:p text:style-name="P40"><text:soft-page-break/><text:span text:style-name="Strong_20_Emphasis">Flujo continuo:</text:span> Las tareas se completan a medida que se termina el trabajo en curso, sin ciclos fijos.</text:p>
        </text:list-item>
      </text:list>
      <text:h text:style-name="Heading_20_4" text:outline-level="4" text:is-list-header="true"><text:bookmark-start text:name="__RefHeading___Toc401_3276474368"/>Ejemplo Ficticio: Mantenimiento de un Sistema de Software<text:bookmark-end text:name="__RefHeading___Toc401_3276474368"/></text:h>
      <text:p text:style-name="Text_20_body">Un equipo de soporte utiliza KANBAN para gestionar incidencias y mejoras. Usan un tablero KANBAN con columnas para controlar las tareas en progreso, evitando sobrecargas. Esto les permite atender rápidamente problemas críticos y mejorar la calidad del servicio.</text:p>
      <text:p text:style-name="Text_20_body"/>
      <text:h text:style-name="Heading_20_1" text:outline-level="1"><text:bookmark-start text:name="__RefHeading___Toc403_3276474368"/><text:span text:style-name="T5">3. </text:span>Comparativa: <text:bookmark-end text:name="__RefHeading___Toc403_3276474368"/></text:h>
      <text:p text:style-name="P46"/>
      <text:h text:style-name="Heading_20_3" text:outline-level="3"><text:bookmark-start text:name="__RefHeading___Toc405_3276474368"/>Similitudes:<text:bookmark-end text:name="__RefHeading___Toc405_3276474368"/></text:h>
      <text:list text:style-name="L10">
        <text:list-item>
          <text:p text:style-name="P43"><text:span text:style-name="Strong_20_Emphasis">Agilidad y flexibilidad:</text:span> Ambos son metodologías ágiles que fomentan la entrega continua de valor y la adaptabilidad al cambio.</text:p>
        </text:list-item>
        <text:list-item>
          <text:p text:style-name="P43"><text:span text:style-name="Strong_20_Emphasis">Visualización del trabajo:</text:span> Utilizan tableros (SCRUM con el Sprint Backlog y KANBAN con el tablero KANBAN) para visualizar tareas.</text:p>
        </text:list-item>
        <text:list-item>
          <text:p text:style-name="P42"><text:span text:style-name="Strong_20_Emphasis">Colaboración y mejora continua:</text:span> Fomentan el trabajo en equipo y ajustes constantes en los procesos.</text:p>
        </text:list-item>
      </text:list>
      <text:h text:style-name="Heading_20_3" text:outline-level="3" text:is-list-header="true"><text:bookmark-start text:name="__RefHeading___Toc407_3276474368"/>Diferencias:<text:bookmark-end text:name="__RefHeading___Toc407_3276474368"/></text:h>
      <text:list text:style-name="L11">
        <text:list-item>
          <text:p text:style-name="P44"><text:span text:style-name="Strong_20_Emphasis">Estructura de trabajo:</text:span></text:p>
          <text:list>
            <text:list-item>
              <text:p text:style-name="P45"><text:span text:style-name="Strong_20_Emphasis">SCRUM:</text:span> Basado en sprints (ciclos de 2-4 semanas) con roles y eventos definidos.</text:p>
            </text:list-item>
            <text:list-item>
              <text:p text:style-name="P45"><text:span text:style-name="Strong_20_Emphasis">KANBAN:</text:span> Flujo continuo sin ciclos fijos ni roles específicos.</text:p>
            </text:list-item>
          </text:list>
        </text:list-item>
        <text:list-item>
          <text:p text:style-name="P44"><text:span text:style-name="Strong_20_Emphasis">Entrega de producto:</text:span></text:p>
          <text:list>
            <text:list-item>
              <text:p text:style-name="P45"><text:span text:style-name="Strong_20_Emphasis">SCRUM:</text:span> El producto se entrega al final de cada sprint.</text:p>
            </text:list-item>
            <text:list-item>
              <text:p text:style-name="P45"><text:span text:style-name="Strong_20_Emphasis">KANBAN:</text:span> Entrega continua, cuando las tareas están listas.</text:p>
            </text:list-item>
          </text:list>
        </text:list-item>
        <text:list-item>
          <text:p text:style-name="P44"><text:span text:style-name="Strong_20_Emphasis">Control del flujo:</text:span></text:p>
          <text:list>
            <text:list-item>
              <text:p text:style-name="P45"><text:span text:style-name="Strong_20_Emphasis">SCRUM:</text:span> Fija la cantidad de trabajo por sprint.</text:p>
            </text:list-item>
            <text:list-item>
              <text:p text:style-name="P45"><text:span text:style-name="Strong_20_Emphasis">KANBAN:</text:span> Limita el trabajo en curso (WIP) para evitar sobrecarga.</text:p>
            </text:list-item>
          </text:list>
        </text:list-item>
        <text:list-item>
          <text:p text:style-name="P44"><text:span text:style-name="Strong_20_Emphasis">Adaptabilidad:</text:span></text:p>
          <text:list>
            <text:list-item>
              <text:p text:style-name="P45"><text:span text:style-name="Strong_20_Emphasis">SCRUM:</text:span> Menos flexible durante un sprint; los cambios se hacen entre sprints.</text:p>
            </text:list-item>
            <text:list-item>
              <text:p text:style-name="P44"><text:span text:style-name="Strong_20_Emphasis">KANBAN:</text:span> Más flexible; las tareas pueden cambiar en cualquier momento.</text:p>
            </text:list-item>
          </text:list>
        </text:list-item>
      </text:list>
      <text:h text:style-name="Heading_20_3" text:outline-level="3" text:is-list-header="true"><text:bookmark-start text:name="__RefHeading___Toc409_3276474368"/>Metodología para Proyectos Ágiles:<text:bookmark-end text:name="__RefHeading___Toc409_3276474368"/></text:h>
      <text:p text:style-name="Text_20_body"><text:span text:style-name="Strong_20_Emphasis">SCRUM</text:span> es ideal para proyectos que requieren estructura, planificación iterativa y entregas regulares, como en el desarrollo de software con requisitos cambiantes.</text:p>
      <text:h text:style-name="Heading_20_3" text:outline-level="3"><text:bookmark-start text:name="__RefHeading___Toc411_3276474368"/>Metodología para Proyectos Estructurados:<text:bookmark-end text:name="__RefHeading___Toc411_3276474368"/></text:h>
      <text:p text:style-name="Text_20_body"><text:span text:style-name="Strong_20_Emphasis">KANBAN</text:span> es más adecuado para proyectos con flujo continuo de trabajo o tareas impredecibles, como mantenimiento de sistemas, donde la flexibilidad es clave.</text:p>
      <text:h text:style-name="Heading_20_3" text:outline-level="3"><text:bookmark-start text:name="__RefHeading___Toc413_3276474368"/><text:soft-page-break/>Conclusión:<text:bookmark-end text:name="__RefHeading___Toc413_3276474368"/></text:h>
      <text:p text:style-name="Text_20_body"><text:span text:style-name="Strong_20_Emphasis">SCRUM</text:span> es ideal para proyectos iterativos y ágiles, mientras que <text:span text:style-name="Strong_20_Emphasis">KANBAN</text:span> es mejor para flujos continuos o entornos más estructurados.</text:p>
      <text:p text:style-name="Text_20_body"/>
      <text:h text:style-name="P19" text:outline-level="1"><text:span text:style-name="T6">4. Conclusión personal:</text:span></text:h>
      <text:p text:style-name="P47"/>
      <text:p text:style-name="P47">Para los proyectos en los que me gustaría trabajar, como el desarrollo de aplicaciones web, considero que **SCRUM** es la metodología más efectiva. Su estructura organizada en sprints cortos y retroalimentación constante permite adaptarse a cambios rápidos y ajustar el producto según las necesidades del cliente. La claridad de roles y la planificación frecuente mejoran la productividad, lo que es esencial en proyectos dinámicos del entorno web. Además, ejemplos de su éxito en la industria, como Spotify, demuestran su eficacia en la entrega de productos de alta calida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justify" style:justify-single-word="false"/>
      <style:text-properties fo:color="#3465a4" loext:opacity="100%" fo:font-size="18pt"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6:45:29.485000000</meta:creation-date>
    <dc:date>2024-09-25T22:27:50.005000000</dc:date>
    <meta:editing-duration>PT1H38M21S</meta:editing-duration>
    <meta:editing-cycles>17</meta:editing-cycles>
    <meta:generator>LibreOffice/7.6.4.1$Windows_X86_64 LibreOffice_project/e19e193f88cd6c0525a17fb7a176ed8e6a3e2aa1</meta:generator>
    <meta:document-statistic meta:table-count="0" meta:image-count="0" meta:object-count="0" meta:page-count="7" meta:paragraph-count="115" meta:word-count="1083" meta:character-count="7092" meta:non-whitespace-character-count="6138"/>
  </office:meta>
</office:document-meta>
</file>